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41318"/>
    </style:style>
    <style:style style:name="P2" style:family="paragraph" style:parent-style-name="Preformatted_20_Text">
      <style:text-properties officeooo:rsid="0014f520" officeooo:paragraph-rsid="0014f520"/>
    </style:style>
    <style:style style:name="P3" style:family="paragraph" style:parent-style-name="Preformatted_20_Text">
      <style:text-properties officeooo:rsid="00165a5f" officeooo:paragraph-rsid="00165a5f"/>
    </style:style>
    <style:style style:name="T1" style:family="text">
      <style:text-properties officeooo:rsid="0012d553"/>
    </style:style>
    <style:style style:name="T2" style:family="text">
      <style:text-properties officeooo:rsid="0014f520"/>
    </style:style>
    <style:style style:name="T3" style:family="text">
      <style:text-properties officeooo:rsid="00165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tudies have shown that early Parkinson's disease</text:p>
      <text:p text:style-name="Preformatted_20_Text">can be observed by analyzing the natural connected </text:p>
      <text:p text:style-name="Preformatted_20_Text">speech of an individual. By using the raw audio</text:p>
      <text:p text:style-name="Preformatted_20_Text">and processed audio data in </text:p>
      <text:p text:style-name="Preformatted_20_Text">http://archive.ics.uci.edu/ml/datasets/Parkinson+Speech+Dataset+with++Multiple+Types+of+Sound+Recordings</text:p>
      <text:p text:style-name="Preformatted_20_Text">this script aims to train a classification or regression</text:p>
      <text:p text:style-name="Preformatted_20_Text">tree capable of identifying <text:span text:style-name="T1">patients</text:span> with diagnosed Parkinson's disease.:</text:p>
      <text:p text:style-name="Preformatted_20_Text"/>
      <text:p text:style-name="Preformatted_20_Text">For this mini experiment, I chose to apply a decision tree algorithm to identify patients that are <text:span text:style-name="T1">likely</text:span> to be diagnosed with Parkinson's disease.﻿﻿﻿﻿﻿﻿﻿﻿﻿</text:p>
      <text:p text:style-name="Preformatted_20_Text">The data set that I used was provided at http://archive.ics.uci.edu/ml/datasets/Parkinson+Speech+Dataset+with++Multiple+Types+of+Sound+Recordings.</text:p>
      <text:p text:style-name="Preformatted_20_Text">The data consists of a training set and a data set. It's structure is describe at the download link. Some preprocessing was necessary such as defining the column names and switching the labeling so that the <text:span text:style-name="T1">decision</text:span> tree could be applied to it.</text:p>
      <text:p text:style-name="Preformatted_20_Text">The numbers in the set represent audio biomarkers for each patient's voice recordings and a final label indicating weather or not the subject was diagnosed with <text:span text:style-name="T1">Parkinson's</text:span> disease. Another column in the training set represented a score to the subjects voice patterns attributed by a trained professional in recognizing specific features. This made the data set ideal for applying a classification or a regression algorithm.</text:p>
      <text:p text:style-name="Preformatted_20_Text">As a first attempt, I grew a tree with the standard R libraries "tree" and "rpart". As a splitting method for the nodes, I used both a gini split and a deviance based split to be able to compare the accuracy of the two approaches. </text:p>
      <text:p text:style-name="Preformatted_20_Text"/>
      <text:p text:style-name="P3">After downloading the data, I first did a preprocessing of the files by changing the Class column to a an alfa-numeric string instead of an integer value. This was necessary so that the “tree” package in R could generate a classification tree from the files.</text:p>
      <text:p text:style-name="P3"/>
      <text:p text:style-name="P3"><text:s text:c="2"/>tmp_df &lt;- data.frame(data_table)</text:p>
      <text:p text:style-name="P3"><text:s text:c="2"/>colnames(tmp_df) &lt;- col_names</text:p>
      <text:p text:style-name="P3"><text:s text:c="2"/></text:p>
      <text:p text:style-name="P3"><text:s text:c="2"/>tmp_df$Class[tmp_df$Class==1] &lt;- "Positive"</text:p>
      <text:p text:style-name="P3"><text:s text:c="2"/>tmp_df$Class[tmp_df$Class==0] &lt;- "Negative"</text:p>
      <text:p text:style-name="P3"><text:s text:c="2"/>tmp_df$Class &lt;- as.factor(tmp_df$Class)</text:p>
      <text:p text:style-name="Preformatted_20_Text"/>
      <text:p text:style-name="P3">Additionally, I changed the column names to the ones described in the file download link, as they were missing from the actual text files.</text:p>
      <text:p text:style-name="P3"/>
      <text:p text:style-name="P3">After preprocessing the data, I generated a tree, ran a loop to identify the optimal pruning solution for the best accuracy, and finally calculated the accuracy score for each optimal tree as in the following example:</text:p>
      <text:p text:style-name="P3"/>
      <text:p text:style-name="P3">#Classification tree with Gini split</text:p>
      <text:p text:style-name="P3">classification_tree_gini&lt;- tree(Class~., train_df[,c(-1,-28)], split ="gini")</text:p>
      <text:p text:style-name="P3">best_prune &lt;- find_best_prune_classification(classification_tree_gini, test_df)</text:p>
      <text:p text:style-name="P3">classification_tree_gini&lt;- prune.misclass(classification_tree_gini, best = best_prune)</text:p>
      <text:p text:style-name="P3">summary(classification_tree_gini)</text:p>
      <text:p text:style-name="P3">gini_split_classification &lt;- predict(classification_tree_gini, test_df) </text:p>
      <text:p text:style-name="P3"/>
      <text:p text:style-name="P3"/>
      <text:p text:style-name="P1">To identify the most accurate prune on the tree, I ran a for loop for all the possible number of nodes the tree could have. <text:span text:style-name="T2">Even after going through all the possible prune options, none of the 4 tree types rendered a satisfactory accuracy. Out of the 4 trees, the one that gave the biggest accuracy score was the classification tree split by the gini criteria with an accuracy of approximately 70%. The two regression trees that were generated had a very low accuracy rate for this type of data set, event after pruning.</text:span></text:p>
      <text:p text:style-name="P1"/>
      <text:p text:style-name="P2">I believe that the biggest problem for this experiment was the fact that all data that constituted the data set was entirely numerical. This is a problem for the decision tree growing algorithm as it is difficult to say where exactly is the cutting point of a numerical value to generate a new subtree. </text:p>
      <text:p text:style-name="P2"/>
      <text:p text:style-name="P2">The entir<text:span text:style-name="T3">e</text:span> source <text:span text:style-name="T3">code and tree plots generated</text:span> can be found at https://github.com/iustin94/Parkinson-s_DecisionTree_AudioData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7:40:22.765707968</dc:date>
    <meta:editing-duration>PT9M37S</meta:editing-duration>
    <meta:editing-cycles>2</meta:editing-cycles>
    <meta:generator>LibreOffice/6.0.3.2$Linux_X86_64 LibreOffice_project/f63fede47e697cf6f32c65d88c0dce0732c07b1e</meta:generator>
    <meta:document-statistic meta:table-count="0" meta:image-count="0" meta:object-count="0" meta:page-count="1" meta:paragraph-count="30" meta:word-count="549" meta:character-count="3752" meta:non-whitespace-character-count="3224"/>
  </office:meta>
</office:document-meta>
</file>